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203.45mm" svg:height="55.44mm" svg:x="180.37mm" svg:y="39.89mm">
            <loext:p draw:notify-on-update-of-ranges="Planilha1.F25:Planilha1.F28 Planilha1.G25:Planilha1.G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Grupo Pesso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 table:number-columns-spanned="2" table:number-rows-spanned="1">
            <text:p>Profissional</text:p>
          </table:table-cell>
          <table:covered-table-cell/>
          <table:table-cell/>
          <table:table-cell office:value-type="string" calcext:value-type="string" table:number-columns-spanned="2" table:number-rows-spanned="1">
            <text:p>Pessoal</text:p>
          </table:table-cell>
          <table:covered-table-cell/>
        </table:table-row>
        <table:table-row table:style-name="ro1">
          <table:table-cell office:value-type="string" calcext:value-type="string">
            <text:p>Grupo Profissiona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ntre 18 e 24 anos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Entre 18 e 24 ano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re 25 e 32 ano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ntre 25 e 32 ano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re 41 e 55 anos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ntre 41 e 55 an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re 33 e 40 ano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ntre 33 e 40 ano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is de 55 ano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is de 55 ano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enos de 18 ano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sporadicamente ou de acordo com a necessidad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Esporadicamente ou de acordo com a necessidad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dos os dias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Uma vez por seman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rca de três vezes por seman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erca de três vezes por seman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ma vez por seman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odos os di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ntre 15 e 45 minutos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Entre 15 e 45 minutos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re 45 minutos e uma hora e mei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enos de 15 minuto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is de uma hora e mei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ntre 45 minutos e uma hora e mei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os de 15 minuto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is de uma hora e me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tes especializados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Sites especializados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gs sobre o tema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Blogs sobre o tem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upos de discussão em redes sociais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Páginas de redes sociai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áginas de redes sociai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rupos de discussão em redes sociai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upos de discussão por e-mai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upos de discussão por e-mai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dentificação das plantas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osologia/receitas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ologia/receitas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Identificação das planta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raindicaçõe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ontraindicaçõe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ntas tóxicas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Plantas tóxica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ncontrar informações confiávei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Encontrar informações confiávei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dentificar corretamente as plantas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Identificar corretamente as plantas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uca informação sobre as plantas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Informações contraditórias em sites ou meios diferentes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ações contraditórias em sites ou meios diferentes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ouca informação sobre as planta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contrar os sites e grupos para realizar as pesquisa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ncontrar os sites e grupos para realizar as pesquisas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8:20:13.2593241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7:10:18.637377914</meta:creation-date>
    <dc:date>2017-11-10T19:02:15.660371145</dc:date>
    <meta:editing-duration>PT7H13M26S</meta:editing-duration>
    <meta:editing-cycles>11</meta:editing-cycles>
    <meta:generator>LibreOffice/5.1.6.2$Linux_X86_64 LibreOffice_project/10m0$Build-2</meta:generator>
    <meta:document-statistic meta:table-count="1" meta:cell-count="1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family="'Source Sans Pro'" style:font-style-name="Regular" fo:font-size="12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 style:rotation-angle="357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-color="#004586" dr3d:edge-rounding="5%"/>
      <style:text-properties fo:color="#111111"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346cm" svg:height="5.545cm" xlink:href=".." xlink:type="simple" chart:class="chart:bar" chart:style-name="ch1">
        <chart:plot-area chart:style-name="ch2" table:cell-range-address="Planilha1.F25:Planilha1.G28" chart:data-source-has-labels="column" svg:x="2.732cm" svg:y="0.326cm" svg:width="16.386cm" svg:height="4.871cm">
          <chartooo:coordinate-region svg:x="7.291cm" svg:y="0.997cm" svg:width="11.817cm" svg:height="4.2cm"/>
          <chart:axis chart:dimension="x" chart:name="primary-x" chart:style-name="ch3" chartooo:axis-type="auto">
            <chartooo:date-scale/>
            <chart:categories table:cell-range-address="Planilha1.F25:Planilha1.F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G25:Planilha1.G28" chart:class="chart:bar">
            <chart:data-point chart:style-name="ch7"/>
            <chart:data-point chart:repeated="2"/>
            <chart:data-point chart:style-name="ch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string">
                <text:p>Posologia/receitas</text:p>
                <draw:g>
                  <svg:desc>Planilha1.F25:Planilha1.F28</svg:desc>
                </draw:g>
              </table:table-cell>
              <table:table-cell office:value-type="float" office:value="68">
                <text:p>68</text:p>
                <draw:g>
                  <svg:desc>Planilha1.G25:Planilha1.G28</svg:desc>
                </draw:g>
              </table:table-cell>
            </table:table-row>
            <table:table-row>
              <table:table-cell office:value-type="string">
                <text:p>Identificação das plantas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ontraindicações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Plantas tóxicas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